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list-style-name="LFO2" style:family="paragraph"/>
    <style:style style:name="P9" style:parent-style-name="Normal" style:list-style-name="LFO2" style:family="paragraph"/>
    <style:style style:name="P10" style:parent-style-name="Normal" style:list-style-name="LFO2" style:family="paragraph"/>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3" style:family="paragraph"/>
    <style:style style:name="P14" style:parent-style-name="Normal" style:list-style-name="LFO3" style:family="paragraph"/>
    <style:style style:name="P15" style:parent-style-name="Normal" style:list-style-name="LFO3" style:family="paragraph"/>
    <style:style style:name="P16" style:parent-style-name="Normal" style:list-style-name="LFO3" style:family="paragraph"/>
    <style:style style:name="P17" style:parent-style-name="Normal" style:list-style-name="LFO3" style:family="paragraph"/>
    <style:style style:name="P18" style:parent-style-name="Normal" style:family="paragraph">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a xlink:href="https://writewithai.substack.com/p/how-to-become-a-linkedin-ghostwriter" office:target-frame-name="_blank" xlink:show="new"><text:span text:style-name="T2">How To Become A LinkedIn Ghostwriter</text:span></text:a></text:p>
      <text:p text:style-name="Normal">5-Steps To Land Your First Client</text:p>
      <text:p text:style-name="Normal"><text:a xlink:href="https://substack.com/@nicolascole77" office:target-frame-name="_top" xlink:show="replace"/></text:p>
      <text:p text:style-name="Normal"><text:span text:style-name="Hyperlink"><draw:frame draw:style-name="a0" draw:name="Picture 1" text:anchor-type="as-char" svg:x="0in" svg:y="0in" svg:width="0.375in" svg:height="0.375in" style:rel-width="scale" style:rel-height="scale"><draw:image xlink:href="media/image1.jpeg" xlink:type="simple" xlink:show="embed" xlink:actuate="onLoad"/><svg:title/><svg:desc/></draw:frame></text:span></text:p>
      <text:p text:style-name="Normal"/>
      <text:p text:style-name="Normal"><text:a xlink:href="https://substack.com/@nicolascole77" office:target-frame-name="_top" xlink:show="replace"><text:span text:style-name="Hyperlink">Nicolas Cole</text:span></text:a></text:p>
      <text:p text:style-name="Normal">Feb 11, 2025</text:p>
      <text:p text:style-name="Normal"><draw:custom-shape svg:x="0in" svg:y="0in" svg:width="0in" svg:height="0.01042in" draw:z-index="0" draw:id="id0" draw:style-name="a1" draw:name="Horizontal Line 2" text:anchor-type="as-char"><svg:title/><svg:desc/><draw:enhanced-geometry draw:type="non-primitive" svg:viewBox="0 0 21600 21600" draw:enhanced-path="M 0 0 L 21600 0 21600 21600 0 21600 Z N"/></draw:custom-shape></text:p>
      <text:p text:style-name="Normal">In the last five years, I’ve made $3,755,721 from ghostwriting.</text:p>
      <text:p text:style-name="Normal">I started with zero clients.</text:p>
      <text:list text:style-name="LFO1" text:continue-numbering="true">
        <text:list-item>
          <text:p text:style-name="P3">No connections.</text:p>
        </text:list-item>
        <text:list-item>
          <text:p text:style-name="P4">No experience.</text:p>
        </text:list-item>
      </text:list>
      <text:p text:style-name="Normal">Fast forward to today:</text:p>
      <text:p text:style-name="Normal">I’ve ghostwritten for billion-dollar enterprise software companies, Grammy-winning musicians, Olympic athletes, Silicon Valley unicorns, and New York Times best-selling authors.</text:p>
      <text:p text:style-name="Normal">Now, I’m one of the highest-paid ghostwriters in the world.</text:p>
      <text:p text:style-name="P5">What Is “Ghostwriting?”</text:p>
      <text:p text:style-name="Normal">If you’re unfamiliar, it’s simple:</text:p>
      <text:p text:style-name="Normal">You write content for other people’s personal brands. You can write LinkedIn posts, X threads, newsletters, articles—it all falls under ghostwriting.</text:p>
      <text:p text:style-name="Normal">And right now, LinkedIn is one of the easiest places to start.</text:p>
      <text:p text:style-name="P6">Why LinkedIn Is The Perfect Platform For Ghostwriters</text:p>
      <text:p text:style-name="Normal">LinkedIn is where business owners, founders, and executives go to grow their brand, attract customers, and build authority.</text:p>
      <text:p text:style-name="Normal">They need content. And they’ll pay premium rates for it.</text:p>
      <text:p text:style-name="Normal">A single post can attract sales, leads, or investors—making your value undeniable.</text:p>
      <text:soft-page-break/>
      <text:p text:style-name="Normal">They need content every week, which means predictable, recurring income ($2K–$10K per month from just a few clients).</text:p>
      <text:p text:style-name="Normal">And the best part?</text:p>
      <text:p text:style-name="Normal">Founders and CEOs talk. Do great work, and the referrals come naturally.</text:p>
      <text:p text:style-name="P7">Most Writers Make This Harder Than It Needs to Be</text:p>
      <text:p text:style-name="Normal">The average adult writes like they never left 1st grade.</text:p>
      <text:p text:style-name="Normal">That’s why busy executives, founders, and investors will gladly pay someone who can write for them.</text:p>
      <text:p text:style-name="Normal">They know well-written content:</text:p>
      <text:list text:style-name="LFO2" text:continue-numbering="true">
        <text:list-item>
          <text:p text:style-name="P8">Builds credibility</text:p>
        </text:list-item>
        <text:list-item>
          <text:p text:style-name="P9">Attracts clients and investors</text:p>
        </text:list-item>
        <text:list-item>
          <text:p text:style-name="P10">Positions them as industry leaders</text:p>
        </text:list-item>
      </text:list>
      <text:p text:style-name="Normal">But they don’t have the time—or the skills—to write content that’s clear, engaging, and valuable.</text:p>
      <text:p text:style-name="Normal">That’s where you come in.</text:p>
      <text:p text:style-name="P11">If you can write a coherent LinkedIn post, you’re already in the top 20% of writers.</text:p>
      <text:p text:style-name="Normal">Here’s the good news:</text:p>
      <text:p text:style-name="Normal">It’s never been easier to start ghostwriting on LinkedIn.</text:p>
      <text:p text:style-name="Normal">And with AI? You can move even faster.</text:p>
      <text:p text:style-name="P12">Over the next five days, I’m going to show you exactly how to build a LinkedIn ghostwriting business from scratch.</text:p>
      <text:p text:style-name="Normal">Here’s what you’ll do:</text:p>
      <text:list text:style-name="LFO3" text:continue-numbering="true">
        <text:list-item>
          <text:p text:style-name="P13">Write a bio that instantly positions you as an expert</text:p>
        </text:list-item>
        <text:list-item>
          <text:p text:style-name="P14">Be your own case study</text:p>
        </text:list-item>
        <text:list-item>
          <text:p text:style-name="P15">Find “leaks and faucets” in your network</text:p>
        </text:list-item>
        <text:list-item>
          <text:p text:style-name="P16">Pitch in public</text:p>
        </text:list-item>
        <text:list-item>
          <text:p text:style-name="P17">Follow up (until they call the cops!)</text:p>
        </text:list-item>
      </text:list>
      <text:soft-page-break/>
      <text:p text:style-name="P18">If you’re stuck competing for $30/hour gigs on Upwork…</text:p>
      <text:p text:style-name="Normal">Or hesitating to start because you think you need an impressive portfolio or years of experience…</text:p>
      <text:p text:style-name="Normal">Let me be clear:</text:p>
      <text:p text:style-name="Normal">Ghostwriting isn’t just about making money for clients.</text:p>
      <text:p text:style-name="Normal"><text:span text:style-name="T19">It’s the fastest way to make money as a writer for yourself.</text:span></text:p>
      <text:p text:style-name="Normal">When you know how to write content that drives sales, builds authority, and attracts opportunities for others—you can use those same skills to build your own business. And it all starts with positioning yourself the right way.</text:p>
      <text:p text:style-name="Normal">Which is why tomorrow, we’ll start with the most crucial (and most overlooked) first step:</text:p>
      <text:p text:style-name="Normal">How to write a bio that makes clients come to you, instead of you chasing after the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5-02-11T14:30:00Z</meta:creation-date>
    <dc:date>2025-02-11T14:31:00Z</dc:date>
    <meta:print-date>2025-02-11T14:31:00Z</meta:print-date>
    <meta:template xlink:href="Normal" xlink:type="simple"/>
    <meta:editing-cycles>1</meta:editing-cycles>
    <meta:editing-duration>PT60S</meta:editing-duration>
    <meta:user-defined meta:name="GrammarlyDocumentId">ecc7e302-dc7e-478b-956e-4e246537685a</meta:user-defined>
    <meta:document-statistic meta:page-count="3" meta:paragraph-count="50" meta:word-count="486" meta:character-count="2910" meta:row-count="65" meta:non-whitespace-character-count="2475"/>
  </office:meta>
</office:document-meta>
</file>